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403in" fo:margin-left="-0.2368in" table:align="left"/>
    </style:style>
    <style:style style:name="Table1.A" style:family="table-column">
      <style:table-column-properties style:column-width="3.4229in"/>
    </style:style>
    <style:style style:name="Table1.B" style:family="table-column">
      <style:table-column-properties style:column-width="1.1903in"/>
    </style:style>
    <style:style style:name="Table1.C" style:family="table-column">
      <style:table-column-properties style:column-width="0.9972in"/>
    </style:style>
    <style:style style:name="Table1.D" style:family="table-column">
      <style:table-column-properties style:column-width="0.6917in"/>
    </style:style>
    <style:style style:name="Table1.E" style:family="table-column">
      <style:table-column-properties style:column-width="1.13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cb64" officeooo:paragraph-rsid="0013cb64"/>
    </style:style>
    <style:style style:name="P2" style:family="paragraph" style:parent-style-name="Standard">
      <style:text-properties officeooo:rsid="0013cb64" officeooo:paragraph-rsid="00155ddd"/>
    </style:style>
    <style:style style:name="P3" style:family="paragraph" style:parent-style-name="Standard">
      <style:text-properties officeooo:rsid="0013cb64" officeooo:paragraph-rsid="00184103"/>
    </style:style>
    <style:style style:name="P4" style:family="paragraph" style:parent-style-name="Standard">
      <style:text-properties officeooo:rsid="0013cb64" officeooo:paragraph-rsid="0022a77c"/>
    </style:style>
    <style:style style:name="P5" style:family="paragraph" style:parent-style-name="Standard">
      <style:text-properties officeooo:rsid="0013cb64" officeooo:paragraph-rsid="0025fbdc"/>
    </style:style>
    <style:style style:name="P6" style:family="paragraph" style:parent-style-name="Standard">
      <style:text-properties fo:font-size="18pt" officeooo:rsid="0013cb64" officeooo:paragraph-rsid="0013cb64" style:font-size-asian="18pt" style:font-size-complex="18pt"/>
    </style:style>
    <style:style style:name="P7" style:family="paragraph" style:parent-style-name="Standard">
      <style:text-properties fo:font-size="14pt" fo:font-weight="bold" officeooo:rsid="0013cb64" officeooo:paragraph-rsid="0013cb64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84103" officeooo:paragraph-rsid="00184103"/>
    </style:style>
    <style:style style:name="P9" style:family="paragraph" style:parent-style-name="Standard">
      <style:text-properties style:font-name="sans-serif" fo:font-size="13.3500003814697pt"/>
    </style:style>
    <style:style style:name="P10" style:family="paragraph" style:parent-style-name="Standard">
      <style:text-properties style:font-name="sans-serif" fo:font-size="13.3500003814697pt" officeooo:rsid="0013cb64" officeooo:paragraph-rsid="0013cb64"/>
    </style:style>
    <style:style style:name="P11" style:family="paragraph" style:parent-style-name="Standard">
      <style:text-properties style:font-name="sans-serif" fo:font-size="13.3500003814697pt" officeooo:rsid="0013cb64" officeooo:paragraph-rsid="0022a77c"/>
    </style:style>
    <style:style style:name="P12" style:family="paragraph" style:parent-style-name="Standard">
      <style:text-properties officeooo:rsid="0020fe7c" officeooo:paragraph-rsid="0025fbdc"/>
    </style:style>
    <style:style style:name="P13" style:family="paragraph" style:parent-style-name="Table_20_Contents">
      <style:text-properties officeooo:rsid="00145a3f" officeooo:paragraph-rsid="0025fbdc"/>
    </style:style>
    <style:style style:name="P14" style:family="paragraph" style:parent-style-name="Table_20_Contents">
      <style:text-properties fo:font-weight="bold" officeooo:rsid="00145a3f" officeooo:paragraph-rsid="0025fbdc" style:font-weight-asian="bold" style:font-weight-complex="bold"/>
    </style:style>
    <style:style style:name="P15" style:family="paragraph" style:parent-style-name="Table_20_Contents">
      <style:text-properties fo:font-weight="bold" officeooo:rsid="00155ddd" officeooo:paragraph-rsid="0025fbdc" style:font-weight-asian="bold" style:font-weight-complex="bold"/>
    </style:style>
    <style:style style:name="P16" style:family="paragraph" style:parent-style-name="Table_20_Contents">
      <style:text-properties fo:font-weight="bold" officeooo:rsid="00184103" officeooo:paragraph-rsid="0025fbdc" style:font-weight-asian="bold" style:font-weight-complex="bold"/>
    </style:style>
    <style:style style:name="P17" style:family="paragraph" style:parent-style-name="Table_20_Contents">
      <style:text-properties fo:font-weight="bold" officeooo:rsid="002372b8" officeooo:paragraph-rsid="0025fbdc" style:font-weight-asian="bold" style:font-weight-complex="bold"/>
    </style:style>
    <style:style style:name="P18" style:family="paragraph" style:parent-style-name="Table_20_Contents">
      <loext:graphic-properties draw:fill="solid" draw:fill-color="#cc0000" draw:opacity="100%"/>
      <style:paragraph-properties fo:background-color="#cc0000"/>
      <style:text-properties officeooo:paragraph-rsid="0025fbdc" fo:background-color="#006600"/>
    </style:style>
    <style:style style:name="P19" style:family="paragraph" style:parent-style-name="Table_20_Contents">
      <loext:graphic-properties draw:fill="solid" draw:fill-color="#669966" draw:opacity="100%"/>
      <style:paragraph-properties fo:background-color="#669966"/>
      <style:text-properties officeooo:paragraph-rsid="0025fbdc" fo:background-color="#006600"/>
    </style:style>
    <style:style style:name="P20" style:family="paragraph" style:parent-style-name="Table_20_Contents">
      <style:text-properties officeooo:rsid="002372b8" officeooo:paragraph-rsid="0025fbdc"/>
    </style:style>
    <style:style style:name="P21" style:family="paragraph" style:parent-style-name="Table_20_Contents">
      <style:text-properties officeooo:rsid="0023ffb1" officeooo:paragraph-rsid="0025fbdc"/>
    </style:style>
    <style:style style:name="P22" style:family="paragraph" style:parent-style-name="Table_20_Contents">
      <style:text-properties officeooo:rsid="002454e4" officeooo:paragraph-rsid="0025fbdc"/>
    </style:style>
    <style:style style:name="P23" style:family="paragraph" style:parent-style-name="Table_20_Contents">
      <style:text-properties officeooo:rsid="0025fbdc" officeooo:paragraph-rsid="0025fbdc"/>
    </style:style>
    <style:style style:name="P24" style:family="paragraph" style:parent-style-name="Table_20_Contents">
      <loext:graphic-properties draw:fill="solid" draw:fill-color="#009900" draw:opacity="100%"/>
      <style:paragraph-properties fo:background-color="#009900"/>
      <style:text-properties officeooo:paragraph-rsid="0025fbdc"/>
    </style:style>
    <style:style style:name="P25" style:family="paragraph" style:parent-style-name="Table_20_Contents">
      <loext:graphic-properties draw:fill="solid" draw:fill-color="#cc0000" draw:opacity="100%"/>
      <style:paragraph-properties fo:background-color="#cc0000"/>
      <style:text-properties officeooo:paragraph-rsid="0025fbdc"/>
    </style:style>
    <style:style style:name="T1" style:family="text">
      <style:text-properties officeooo:rsid="00155ddd"/>
    </style:style>
    <style:style style:name="T2" style:family="text">
      <style:text-properties officeooo:rsid="00174481"/>
    </style:style>
    <style:style style:name="T3" style:family="text">
      <style:text-properties officeooo:rsid="00184103"/>
    </style:style>
    <style:style style:name="T4" style:family="text">
      <style:text-properties officeooo:rsid="00185369"/>
    </style:style>
    <style:style style:name="T5" style:family="text">
      <style:text-properties officeooo:rsid="001be4d5"/>
    </style:style>
    <style:style style:name="T6" style:family="text">
      <style:text-properties officeooo:rsid="00201191"/>
    </style:style>
    <style:style style:name="T7" style:family="text">
      <style:text-properties officeooo:rsid="0022a77c"/>
    </style:style>
    <style:style style:name="T8" style:family="text">
      <style:text-properties officeooo:rsid="0023ffb1"/>
    </style:style>
    <style:style style:name="T9" style:family="text">
      <style:text-properties officeooo:rsid="0027e9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oratorio di Applicazioni Software e Sicurezza Informatica</text:p>
      <text:p text:style-name="P7"/>
      <text:p text:style-name="P7">Proposta di progetto</text:p>
      <text:p text:style-name="P1"/>
      <text:p text:style-name="P2">L’ applicazione permette di interconnettere videogiocatori di diverse piattaforme <text:span text:style-name="T7">ed organizzare incontri/sfide </text:span>in base a: </text:p>
      <text:p text:style-name="P2"><text:tab/>- parametri specific<text:span text:style-name="T1">ati</text:span> <text:span text:style-name="T5"><text:s/>e dati registrati </text:span>(giochi posseduti, regione<text:span text:style-name="T5"> d' appartenenza</text:span>, ecc…)</text:p>
      <text:p text:style-name="P2"><text:tab/>- ruolo <text:span text:style-name="T7">dell' utente</text:span></text:p>
      <text:p text:style-name="P2"><text:tab/>- scelte effettua<text:span text:style-name="T1">te dall' utente</text:span></text:p>
      <text:p text:style-name="P11"/>
      <text:p text:style-name="P11"><text:span text:style-name="T7">D</text:span>escrizione dei dati gestiti </text:p>
      <text:p text:style-name="P3"/>
      <text:p text:style-name="P3"><text:span text:style-name="T7">V</text:span>errà gestita l<text:span text:style-name="T7">' </text:span>autenticazione <text:span text:style-name="T7">locale/</text:span>oauth<text:span text:style-name="T7"> degli utenti</text:span>, <text:span text:style-name="T1">richiesti e </text:span>memorizzati parametri relativi <text:span text:style-name="T7">ai giochi che possiedono, </text:span>al<text:span text:style-name="T7">lo</text:span> stile di gioco<text:span text:style-name="T7"> che l' utente intende adottare e</text:span> alla regione di appartenenza (<text:span text:style-name="T6">attraverso geolocalizzazione da indirizzo ip</text:span>), <text:span text:style-name="T7">lo </text:span>storico delle loro sessioni e <text:span text:style-name="T7">delle </text:span>statistiche. </text:p>
      <text:p text:style-name="P11"/>
      <text:p text:style-name="P11"><text:span text:style-name="T7">F</text:span>unzionalità da offrire agli utenti</text:p>
      <text:p text:style-name="P3"/>
      <text:p text:style-name="P3"><text:span text:style-name="T1">Le funzionalità dell’app dipenderanno fortemente dal ruolo al quale l’ utente appartiene, principalmente viene garantita la possibilità di trovare altri giocatori per il gioco medesimo, entrando in appositi gruppi.</text:span> </text:p>
      <text:p text:style-name="P8">Un “gruppo” è un insieme illimitato di utenti, finalizzato all’ accesso alla medesima sessione di gioco.</text:p>
      <text:p text:style-name="P8">Un “team” è un insieme ristretto di utenti, che partecipa a sfide con altri team ed è gestito da uno e un solo “Leader”.</text:p>
      <text:p text:style-name="P8">I “tornei” offline <text:span text:style-name="T4">sono </text:span>creati per sessioni di gioco in “locale”, <text:span text:style-name="T4">l’ unica necessità è che l’ organizzatore del torneo sia un utente dell’ applicazione (con il ruolo necessario) che dovrà amministrarlo autonomamente.</text:span></text:p>
      <text:p text:style-name="P11"/>
      <text:p text:style-name="P11"><text:span text:style-name="T7">R</text:span>uoli previsti </text:p>
      <text:p text:style-name="P4"/>
      <text:p text:style-name="P4">Sono previsti tre ruoli nell’ applicazione: “<text:span text:style-name="T2">C</text:span>asual gamer”, “<text:span text:style-name="T3">Pro gamer </text:span>”, “<text:span text:style-name="T2">Leader</text:span>”; ad ognuno di essi corrispondono diversi permessi e servizi offerti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0"/>
      <text:p text:style-name="P9"/>
      <text:p text:style-name="P9"><text:s/></text:p>
      <text:p text:style-name="P9"/>
      <text:p text:style-name="Standard"/>
      <text:p text:style-name="P9"/>
      <text:p text:style-name="P1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Casual g<text:span text:style-name="T3">amer</text:span></text:p>
          </table:table-cell>
          <table:table-cell table:style-name="Table1.A1" office:value-type="string">
            <text:p text:style-name="P16">Pro gamer</text:p>
          </table:table-cell>
          <table:table-cell table:style-name="Table1.A1" office:value-type="string">
            <text:p text:style-name="P15">Leader</text:p>
          </table:table-cell>
          <table:table-cell table:style-name="Table1.E1" office:value-type="string">
            <text:p text:style-name="P17">Admin</text:p>
          </table:table-cell>
        </table:table-row>
        <table:table-row>
          <table:table-cell table:style-name="Table1.A2" office:value-type="string">
            <text:p text:style-name="P20">Join <text:span text:style-name="T8">into </text:span>a group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0">Create a single group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0">Create up to <text:span text:style-name="T9">two</text:span> groups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1">Send join request to a team boss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2">Create/Destroy/Join chatroom of group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3">Can read match history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0">Create a team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1">Send challenge to other teams (if boss)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3">Accept/Refuse challenges (if boss)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1">Register match results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2">Create/Destroy/Join chatroom of team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3">Manage all 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24"/>
          </table:table-cell>
        </table:table-row>
      </table:table>
      <text:p text:style-name="P5"/>
      <text:p text:style-name="P1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8:45:51.193199951</meta:creation-date>
    <dc:date>2018-09-05T11:34:15.338335269</dc:date>
    <meta:editing-duration>PT1H11M33S</meta:editing-duration>
    <meta:editing-cycles>10</meta:editing-cycles>
    <meta:generator>LibreOffice/5.0.1.2$Linux_X86_64 LibreOffice_project/00m0$Build-2</meta:generator>
    <meta:document-statistic meta:table-count="1" meta:image-count="0" meta:object-count="0" meta:page-count="3" meta:paragraph-count="32" meta:word-count="281" meta:character-count="1885" meta:non-whitespace-character-count="1624"/>
  </office:meta>
</office:document-meta>
</file>